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sp-metrics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variation_name</text:p>
          </table:table-cell>
          <table:table-cell office:value-type="string" calcext:value-type="string">
            <text:p>position_offset_x</text:p>
          </table:table-cell>
          <table:table-cell office:value-type="string" calcext:value-type="string">
            <text:p>position_offset_y</text:p>
          </table:table-cell>
          <table:table-cell office:value-type="string" calcext:value-type="string">
            <text:p>position_offset_z</text:p>
          </table:table-cell>
          <table:table-cell office:value-type="string" calcext:value-type="string">
            <text:p>rotation_offset_deg_x</text:p>
          </table:table-cell>
          <table:table-cell office:value-type="string" calcext:value-type="string">
            <text:p>rotation_offset_deg_y</text:p>
          </table:table-cell>
          <table:table-cell office:value-type="string" calcext:value-type="string">
            <text:p>rotation_offset_deg_z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ist_COP_x</text:p>
          </table:table-cell>
          <table:table-cell office:value-type="string" calcext:value-type="string">
            <text:p>opt_COPx</text:p>
          </table:table-cell>
          <table:table-cell office:value-type="string" calcext:value-type="string">
            <text:p>CoP+ X</text:p>
          </table:table-cell>
          <table:table-cell office:value-type="string" calcext:value-type="string">
            <text:p>CoP+ Y</text:p>
          </table:table-cell>
          <table:table-cell office:value-type="string" calcext:value-type="string">
            <text:p>CoP+ Z</text:p>
          </table:table-cell>
          <table:table-cell office:value-type="string" calcext:value-type="string">
            <text:p>Taxel+ active</text:p>
          </table:table-cell>
          <table:table-cell office:value-type="string" calcext:value-type="string">
            <text:p>F_max+</text:p>
          </table:table-cell>
          <table:table-cell office:value-type="string" calcext:value-type="string">
            <text:p>F_min+</text:p>
          </table:table-cell>
          <table:table-cell office:value-type="string" calcext:value-type="string">
            <text:p>Dist+</text:p>
          </table:table-cell>
          <table:table-cell office:value-type="string" calcext:value-type="string">
            <text:p>F_mean10</text:p>
          </table:table-cell>
          <table:table-cell office:value-type="string" calcext:value-type="string">
            <text:p>Std_10</text:p>
          </table:table-cell>
          <table:table-cell office:value-type="string" calcext:value-type="string">
            <text:p>Mean_1-5</text:p>
          </table:table-cell>
          <table:table-cell office:value-type="string" calcext:value-type="string">
            <text:p>Mean_7-11</text:p>
          </table:table-cell>
          <table:table-cell office:value-type="string" calcext:value-type="string">
            <text:p>Diff_Means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2025-09-15 10:36:09</text:p>
          </table:table-cell>
          <table:table-cell office:value-type="float" office:value="-0.0003142" calcext:value-type="float">
            <text:p>-0.0003142</text:p>
          </table:table-cell>
          <table:table-cell office:value-type="float" office:value="0.4050966" calcext:value-type="float">
            <text:p>0.4050966</text:p>
          </table:table-cell>
          <table:table-cell office:value-type="float" office:value="0.4047824" calcext:value-type="float">
            <text:p>0.4047824</text:p>
          </table:table-cell>
          <table:table-cell office:value-type="float" office:value="0.482507" calcext:value-type="float">
            <text:p>0.482507</text:p>
          </table:table-cell>
          <table:table-cell office:value-type="float" office:value="0.1367904" calcext:value-type="float">
            <text:p>0.1367904</text:p>
          </table:table-cell>
          <table:table-cell office:value-type="float" office:value="11" calcext:value-type="float">
            <text:p>11</text:p>
          </table:table-cell>
          <table:table-cell office:value-type="float" office:value="0.810266613960266" calcext:value-type="float">
            <text:p>0.810266613960266</text:p>
          </table:table-cell>
          <table:table-cell office:value-type="float" office:value="0.226434797048569" calcext:value-type="float">
            <text:p>0.226434797048569</text:p>
          </table:table-cell>
          <table:table-cell office:value-type="float" office:value="0.583831816911697" calcext:value-type="float">
            <text:p>0.583831816911697</text:p>
          </table:table-cell>
          <table:table-cell office:value-type="float" office:value="0.515867736935615" calcext:value-type="float">
            <text:p>0.515867736935615</text:p>
          </table:table-cell>
          <table:table-cell office:value-type="float" office:value="0.187728690371138" calcext:value-type="float">
            <text:p>0.187728690371138</text:p>
          </table:table-cell>
          <table:table-cell office:value-type="float" office:value="0.474684882164001" calcext:value-type="float">
            <text:p>0.474684882164001</text:p>
          </table:table-cell>
          <table:table-cell office:value-type="float" office:value="0.55705059170723" calcext:value-type="float">
            <text:p>0.55705059170723</text:p>
          </table:table-cell>
          <table:table-cell office:value-type="float" office:value="0.0823657095432281" calcext:value-type="float">
            <text:p>0.0823657095432281</text:p>
          </table:table-cell>
        </table:table-row>
        <table:table-row table:style-name="ro1">
          <table:table-cell office:value-type="string" calcext:value-type="string">
            <text:p>x_plus_1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36:21</text:p>
          </table:table-cell>
          <table:table-cell office:value-type="float" office:value="-0.001065" calcext:value-type="float">
            <text:p>-0.001065</text:p>
          </table:table-cell>
          <table:table-cell office:value-type="float" office:value="0.4060957" calcext:value-type="float">
            <text:p>0.4060957</text:p>
          </table:table-cell>
          <table:table-cell office:value-type="float" office:value="0.4050307" calcext:value-type="float">
            <text:p>0.4050307</text:p>
          </table:table-cell>
          <table:table-cell office:value-type="float" office:value="0.4825073" calcext:value-type="float">
            <text:p>0.4825073</text:p>
          </table:table-cell>
          <table:table-cell office:value-type="float" office:value="0.1381542" calcext:value-type="float">
            <text:p>0.1381542</text:p>
          </table:table-cell>
          <table:table-cell office:value-type="float" office:value="11" calcext:value-type="float">
            <text:p>11</text:p>
          </table:table-cell>
          <table:table-cell office:value-type="float" office:value="1.27889657020569" calcext:value-type="float">
            <text:p>1.27889657020569</text:p>
          </table:table-cell>
          <table:table-cell office:value-type="float" office:value="0.185434803366661" calcext:value-type="float">
            <text:p>0.185434803366661</text:p>
          </table:table-cell>
          <table:table-cell office:value-type="float" office:value="1.09346176683903" calcext:value-type="float">
            <text:p>1.09346176683903</text:p>
          </table:table-cell>
          <table:table-cell office:value-type="float" office:value="0.544936744868755" calcext:value-type="float">
            <text:p>0.544936744868755</text:p>
          </table:table-cell>
          <table:table-cell office:value-type="float" office:value="0.315113959761994" calcext:value-type="float">
            <text:p>0.315113959761994</text:p>
          </table:table-cell>
          <table:table-cell office:value-type="float" office:value="0.381532880663872" calcext:value-type="float">
            <text:p>0.381532880663872</text:p>
          </table:table-cell>
          <table:table-cell office:value-type="float" office:value="0.708340609073639" calcext:value-type="float">
            <text:p>0.708340609073639</text:p>
          </table:table-cell>
          <table:table-cell office:value-type="float" office:value="0.326807728409767" calcext:value-type="float">
            <text:p>0.326807728409767</text:p>
          </table:table-cell>
        </table:table-row>
        <table:table-row table:style-name="ro1">
          <table:table-cell office:value-type="string" calcext:value-type="string">
            <text:p>x_plus_2</text:p>
          </table:table-cell>
          <table:table-cell office:value-type="float" office:value="0.002" calcext:value-type="float">
            <text:p>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36:34</text:p>
          </table:table-cell>
          <table:table-cell office:value-type="float" office:value="-0.0017516" calcext:value-type="float">
            <text:p>-0.0017516</text:p>
          </table:table-cell>
          <table:table-cell office:value-type="float" office:value="0.4071029" calcext:value-type="float">
            <text:p>0.4071029</text:p>
          </table:table-cell>
          <table:table-cell office:value-type="float" office:value="0.4053513" calcext:value-type="float">
            <text:p>0.4053513</text:p>
          </table:table-cell>
          <table:table-cell office:value-type="float" office:value="0.4825082" calcext:value-type="float">
            <text:p>0.4825082</text:p>
          </table:table-cell>
          <table:table-cell office:value-type="float" office:value="0.1404224" calcext:value-type="float">
            <text:p>0.1404224</text:p>
          </table:table-cell>
          <table:table-cell office:value-type="float" office:value="11" calcext:value-type="float">
            <text:p>11</text:p>
          </table:table-cell>
          <table:table-cell office:value-type="float" office:value="2.16572666168213" calcext:value-type="float">
            <text:p>2.16572666168213</text:p>
          </table:table-cell>
          <table:table-cell office:value-type="float" office:value="0.143204793334007" calcext:value-type="float">
            <text:p>0.143204793334007</text:p>
          </table:table-cell>
          <table:table-cell office:value-type="float" office:value="2.02252186834812" calcext:value-type="float">
            <text:p>2.02252186834812</text:p>
          </table:table-cell>
          <table:table-cell office:value-type="float" office:value="0.613693745434284" calcext:value-type="float">
            <text:p>0.613693745434284</text:p>
          </table:table-cell>
          <table:table-cell office:value-type="float" office:value="0.593481315044025" calcext:value-type="float">
            <text:p>0.593481315044025</text:p>
          </table:table-cell>
          <table:table-cell office:value-type="float" office:value="0.302074882388115" calcext:value-type="float">
            <text:p>0.302074882388115</text:p>
          </table:table-cell>
          <table:table-cell office:value-type="float" office:value="0.925312608480454" calcext:value-type="float">
            <text:p>0.925312608480454</text:p>
          </table:table-cell>
          <table:table-cell office:value-type="float" office:value="0.623237726092339" calcext:value-type="float">
            <text:p>0.623237726092339</text:p>
          </table:table-cell>
        </table:table-row>
        <table:table-row table:style-name="ro1">
          <table:table-cell office:value-type="string" calcext:value-type="string">
            <text:p>x_plus_3</text:p>
          </table:table-cell>
          <table:table-cell office:value-type="float" office:value="0.003" calcext:value-type="float">
            <text:p>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36:46</text:p>
          </table:table-cell>
          <table:table-cell office:value-type="float" office:value="-0.0021963" calcext:value-type="float">
            <text:p>-0.0021963</text:p>
          </table:table-cell>
          <table:table-cell office:value-type="float" office:value="0.4081306" calcext:value-type="float">
            <text:p>0.4081306</text:p>
          </table:table-cell>
          <table:table-cell office:value-type="float" office:value="0.4059343" calcext:value-type="float">
            <text:p>0.4059343</text:p>
          </table:table-cell>
          <table:table-cell office:value-type="float" office:value="0.4825369" calcext:value-type="float">
            <text:p>0.4825369</text:p>
          </table:table-cell>
          <table:table-cell office:value-type="float" office:value="0.1398004" calcext:value-type="float">
            <text:p>0.1398004</text:p>
          </table:table-cell>
          <table:table-cell office:value-type="float" office:value="9" calcext:value-type="float">
            <text:p>9</text:p>
          </table:table-cell>
          <table:table-cell office:value-type="float" office:value="2.79220652580261" calcext:value-type="float">
            <text:p>2.79220652580261</text:p>
          </table:table-cell>
          <table:table-cell office:value-type="float" office:value="0.0926600024104118" calcext:value-type="float">
            <text:p>0.0926600024104118</text:p>
          </table:table-cell>
          <table:table-cell office:value-type="float" office:value="2.6995465233922" calcext:value-type="float">
            <text:p>2.6995465233922</text:p>
          </table:table-cell>
          <table:table-cell office:value-type="float" office:value="0.653258741647005" calcext:value-type="float">
            <text:p>0.653258741647005</text:p>
          </table:table-cell>
          <table:table-cell office:value-type="float" office:value="0.804523800408814" calcext:value-type="float">
            <text:p>0.804523800408814</text:p>
          </table:table-cell>
          <table:table-cell office:value-type="float" office:value="0.232374884188175" calcext:value-type="float">
            <text:p>0.232374884188175</text:p>
          </table:table-cell>
          <table:table-cell office:value-type="float" office:value="1.07414259910583" calcext:value-type="float">
            <text:p>1.07414259910583</text:p>
          </table:table-cell>
          <table:table-cell office:value-type="float" office:value="0.84176771491766" calcext:value-type="float">
            <text:p>0.84176771491766</text:p>
          </table:table-cell>
        </table:table-row>
        <table:table-row table:style-name="ro1">
          <table:table-cell office:value-type="string" calcext:value-type="string">
            <text:p>x_plus_4</text:p>
          </table:table-cell>
          <table:table-cell office:value-type="float" office:value="0.004" calcext:value-type="float">
            <text:p>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36:59</text:p>
          </table:table-cell>
          <table:table-cell office:value-type="float" office:value="-0.0022344" calcext:value-type="float">
            <text:p>-0.0022344</text:p>
          </table:table-cell>
          <table:table-cell office:value-type="float" office:value="0.4090883" calcext:value-type="float">
            <text:p>0.4090883</text:p>
          </table:table-cell>
          <table:table-cell office:value-type="float" office:value="0.4070138" calcext:value-type="float">
            <text:p>0.4070138</text:p>
          </table:table-cell>
          <table:table-cell office:value-type="float" office:value="0.4825068" calcext:value-type="float">
            <text:p>0.4825068</text:p>
          </table:table-cell>
          <table:table-cell office:value-type="float" office:value="0.1359218" calcext:value-type="float">
            <text:p>0.1359218</text:p>
          </table:table-cell>
          <table:table-cell office:value-type="float" office:value="8" calcext:value-type="float">
            <text:p>8</text:p>
          </table:table-cell>
          <table:table-cell office:value-type="float" office:value="1.30390655994415" calcext:value-type="float">
            <text:p>1.30390655994415</text:p>
          </table:table-cell>
          <table:table-cell office:value-type="float" office:value="-0.00901999976485968" calcext:value-type="float">
            <text:p>-0.00901999976485968</text:p>
          </table:table-cell>
          <table:table-cell office:value-type="float" office:value="1.31292655970901" calcext:value-type="float">
            <text:p>1.31292655970901</text:p>
          </table:table-cell>
          <table:table-cell office:value-type="float" office:value="0.488684745226055" calcext:value-type="float">
            <text:p>0.488684745226055</text:p>
          </table:table-cell>
          <table:table-cell office:value-type="float" office:value="0.44996378051423" calcext:value-type="float">
            <text:p>0.44996378051423</text:p>
          </table:table-cell>
          <table:table-cell office:value-type="float" office:value="0.171612879820168" calcext:value-type="float">
            <text:p>0.171612879820168</text:p>
          </table:table-cell>
          <table:table-cell office:value-type="float" office:value="0.805756610631943" calcext:value-type="float">
            <text:p>0.805756610631943</text:p>
          </table:table-cell>
          <table:table-cell office:value-type="float" office:value="0.634143730811775" calcext:value-type="float">
            <text:p>0.634143730811775</text:p>
          </table:table-cell>
        </table:table-row>
        <table:table-row table:style-name="ro1">
          <table:table-cell office:value-type="string" calcext:value-type="string">
            <text:p>x_plus_5</text:p>
          </table:table-cell>
          <table:table-cell office:value-type="float" office:value="0.005" calcext:value-type="float">
            <text:p>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37:12</text:p>
          </table:table-cell>
          <table:table-cell office:value-type="float" office:value="-0.0022555" calcext:value-type="float">
            <text:p>-0.0022555</text:p>
          </table:table-cell>
          <table:table-cell office:value-type="float" office:value="0.4101031" calcext:value-type="float">
            <text:p>0.4101031</text:p>
          </table:table-cell>
          <table:table-cell office:value-type="float" office:value="0.4080476" calcext:value-type="float">
            <text:p>0.4080476</text:p>
          </table:table-cell>
          <table:table-cell office:value-type="float" office:value="0.4825076" calcext:value-type="float">
            <text:p>0.4825076</text:p>
          </table:table-cell>
          <table:table-cell office:value-type="float" office:value="0.132297" calcext:value-type="float">
            <text:p>0.132297</text:p>
          </table:table-cell>
          <table:table-cell office:value-type="float" office:value="8" calcext:value-type="float">
            <text:p>8</text:p>
          </table:table-cell>
          <table:table-cell office:value-type="float" office:value="1.08537662029266" calcext:value-type="float">
            <text:p>1.08537662029266</text:p>
          </table:table-cell>
          <table:table-cell office:value-type="float" office:value="-0.0430499985814095" calcext:value-type="float">
            <text:p>-0.0430499985814095</text:p>
          </table:table-cell>
          <table:table-cell office:value-type="float" office:value="1.12842661887407" calcext:value-type="float">
            <text:p>1.12842661887407</text:p>
          </table:table-cell>
          <table:table-cell office:value-type="float" office:value="0.37917374484241" calcext:value-type="float">
            <text:p>0.37917374484241</text:p>
          </table:table-cell>
          <table:table-cell office:value-type="float" office:value="0.382676789646826" calcext:value-type="float">
            <text:p>0.382676789646826</text:p>
          </table:table-cell>
          <table:table-cell office:value-type="float" office:value="0.130366880446672" calcext:value-type="float">
            <text:p>0.130366880446672</text:p>
          </table:table-cell>
          <table:table-cell office:value-type="float" office:value="0.627980609238148" calcext:value-type="float">
            <text:p>0.627980609238148</text:p>
          </table:table-cell>
          <table:table-cell office:value-type="float" office:value="0.497613728791475" calcext:value-type="float">
            <text:p>0.497613728791475</text:p>
          </table:table-cell>
        </table:table-row>
        <table:table-row table:style-name="ro1">
          <table:table-cell office:value-type="string" calcext:value-type="string">
            <text:p>x_plus_6</text:p>
          </table:table-cell>
          <table:table-cell office:value-type="float" office:value="0.006" calcext:value-type="float">
            <text:p>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37:24</text:p>
          </table:table-cell>
          <table:table-cell office:value-type="float" office:value="-0.0020341" calcext:value-type="float">
            <text:p>-0.0020341</text:p>
          </table:table-cell>
          <table:table-cell office:value-type="float" office:value="0.411137" calcext:value-type="float">
            <text:p>0.411137</text:p>
          </table:table-cell>
          <table:table-cell office:value-type="float" office:value="0.4091029" calcext:value-type="float">
            <text:p>0.4091029</text:p>
          </table:table-cell>
          <table:table-cell office:value-type="float" office:value="0.4825911" calcext:value-type="float">
            <text:p>0.4825911</text:p>
          </table:table-cell>
          <table:table-cell office:value-type="float" office:value="0.1297036" calcext:value-type="float">
            <text:p>0.1297036</text:p>
          </table:table-cell>
          <table:table-cell office:value-type="float" office:value="6" calcext:value-type="float">
            <text:p>6</text:p>
          </table:table-cell>
          <table:table-cell office:value-type="float" office:value="0.974676609039307" calcext:value-type="float">
            <text:p>0.974676609039307</text:p>
          </table:table-cell>
          <table:table-cell office:value-type="float" office:value="-0.050840001553297" calcext:value-type="float">
            <text:p>-0.050840001553297</text:p>
          </table:table-cell>
          <table:table-cell office:value-type="float" office:value="1.0255166105926" calcext:value-type="float">
            <text:p>1.0255166105926</text:p>
          </table:table-cell>
          <table:table-cell office:value-type="float" office:value="0.323495737090707" calcext:value-type="float">
            <text:p>0.323495737090707</text:p>
          </table:table-cell>
          <table:table-cell office:value-type="float" office:value="0.399784340238439" calcext:value-type="float">
            <text:p>0.399784340238439</text:p>
          </table:table-cell>
          <table:table-cell office:value-type="float" office:value="0.110604879260063" calcext:value-type="float">
            <text:p>0.110604879260063</text:p>
          </table:table-cell>
          <table:table-cell office:value-type="float" office:value="0.53638659492135" calcext:value-type="float">
            <text:p>0.53638659492135</text:p>
          </table:table-cell>
          <table:table-cell office:value-type="float" office:value="0.425781715661287" calcext:value-type="float">
            <text:p>0.425781715661287</text:p>
          </table:table-cell>
        </table:table-row>
        <table:table-row table:style-name="ro1">
          <table:table-cell office:value-type="string" calcext:value-type="string">
            <text:p>x_plus_7</text:p>
          </table:table-cell>
          <table:table-cell office:value-type="float" office:value="0.007" calcext:value-type="float">
            <text:p>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37:37</text:p>
          </table:table-cell>
          <table:table-cell office:value-type="float" office:value="-0.002211" calcext:value-type="float">
            <text:p>-0.002211</text:p>
          </table:table-cell>
          <table:table-cell office:value-type="float" office:value="0.4120881" calcext:value-type="float">
            <text:p>0.4120881</text:p>
          </table:table-cell>
          <table:table-cell office:value-type="float" office:value="0.4098771" calcext:value-type="float">
            <text:p>0.4098771</text:p>
          </table:table-cell>
          <table:table-cell office:value-type="float" office:value="0.4825261" calcext:value-type="float">
            <text:p>0.4825261</text:p>
          </table:table-cell>
          <table:table-cell office:value-type="float" office:value="0.1287899" calcext:value-type="float">
            <text:p>0.1287899</text:p>
          </table:table-cell>
          <table:table-cell office:value-type="float" office:value="5" calcext:value-type="float">
            <text:p>5</text:p>
          </table:table-cell>
          <table:table-cell office:value-type="float" office:value="1.04683661460876" calcext:value-type="float">
            <text:p>1.04683661460876</text:p>
          </table:table-cell>
          <table:table-cell office:value-type="float" office:value="-0.0728733986616135" calcext:value-type="float">
            <text:p>-0.0728733986616135</text:p>
          </table:table-cell>
          <table:table-cell office:value-type="float" office:value="1.11971001327038" calcext:value-type="float">
            <text:p>1.11971001327038</text:p>
          </table:table-cell>
          <table:table-cell office:value-type="float" office:value="0.281019739806652" calcext:value-type="float">
            <text:p>0.281019739806652</text:p>
          </table:table-cell>
          <table:table-cell office:value-type="float" office:value="0.37867283356128" calcext:value-type="float">
            <text:p>0.37867283356128</text:p>
          </table:table-cell>
          <table:table-cell office:value-type="float" office:value="0.0958448797464371" calcext:value-type="float">
            <text:p>0.0958448797464371</text:p>
          </table:table-cell>
          <table:table-cell office:value-type="float" office:value="0.466194599866867" calcext:value-type="float">
            <text:p>0.466194599866867</text:p>
          </table:table-cell>
          <table:table-cell office:value-type="float" office:value="0.37034972012043" calcext:value-type="float">
            <text:p>0.37034972012043</text:p>
          </table:table-cell>
        </table:table-row>
        <table:table-row table:style-name="ro1">
          <table:table-cell office:value-type="string" calcext:value-type="string">
            <text:p>x_plus_8</text:p>
          </table:table-cell>
          <table:table-cell office:value-type="float" office:value="0.008" calcext:value-type="float">
            <text:p>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37:49</text:p>
          </table:table-cell>
          <table:table-cell office:value-type="float" office:value="-0.0021864" calcext:value-type="float">
            <text:p>-0.0021864</text:p>
          </table:table-cell>
          <table:table-cell office:value-type="float" office:value="0.4130971" calcext:value-type="float">
            <text:p>0.4130971</text:p>
          </table:table-cell>
          <table:table-cell office:value-type="float" office:value="0.4109107" calcext:value-type="float">
            <text:p>0.4109107</text:p>
          </table:table-cell>
          <table:table-cell office:value-type="float" office:value="0.4825055" calcext:value-type="float">
            <text:p>0.4825055</text:p>
          </table:table-cell>
          <table:table-cell office:value-type="float" office:value="0.1277193" calcext:value-type="float">
            <text:p>0.1277193</text:p>
          </table:table-cell>
          <table:table-cell office:value-type="float" office:value="5" calcext:value-type="float">
            <text:p>5</text:p>
          </table:table-cell>
          <table:table-cell office:value-type="float" office:value="1.05216658115387" calcext:value-type="float">
            <text:p>1.05216658115387</text:p>
          </table:table-cell>
          <table:table-cell office:value-type="float" office:value="-0.0917334035038948" calcext:value-type="float">
            <text:p>-0.0917334035038948</text:p>
          </table:table-cell>
          <table:table-cell office:value-type="float" office:value="1.14389998465776" calcext:value-type="float">
            <text:p>1.14389998465776</text:p>
          </table:table-cell>
          <table:table-cell office:value-type="float" office:value="0.225505735352635" calcext:value-type="float">
            <text:p>0.225505735352635</text:p>
          </table:table-cell>
          <table:table-cell office:value-type="float" office:value="0.355098319921589" calcext:value-type="float">
            <text:p>0.355098319921589</text:p>
          </table:table-cell>
          <table:table-cell office:value-type="float" office:value="0.0770668782293797" calcext:value-type="float">
            <text:p>0.0770668782293797</text:p>
          </table:table-cell>
          <table:table-cell office:value-type="float" office:value="0.373944592475891" calcext:value-type="float">
            <text:p>0.373944592475891</text:p>
          </table:table-cell>
          <table:table-cell office:value-type="float" office:value="0.296877714246511" calcext:value-type="float">
            <text:p>0.296877714246511</text:p>
          </table:table-cell>
        </table:table-row>
        <table:table-row table:style-name="ro1">
          <table:table-cell office:value-type="string" calcext:value-type="string">
            <text:p>x_minus_1</text:p>
          </table:table-cell>
          <table:table-cell office:value-type="float" office:value="-0.001" calcext:value-type="float">
            <text:p>-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38:02</text:p>
          </table:table-cell>
          <table:table-cell office:value-type="float" office:value="0.0004103" calcext:value-type="float">
            <text:p>0.0004103</text:p>
          </table:table-cell>
          <table:table-cell office:value-type="float" office:value="0.4040936" calcext:value-type="float">
            <text:p>0.4040936</text:p>
          </table:table-cell>
          <table:table-cell office:value-type="float" office:value="0.4045039" calcext:value-type="float">
            <text:p>0.4045039</text:p>
          </table:table-cell>
          <table:table-cell office:value-type="float" office:value="0.4825087" calcext:value-type="float">
            <text:p>0.4825087</text:p>
          </table:table-cell>
          <table:table-cell office:value-type="float" office:value="0.1362122" calcext:value-type="float">
            <text:p>0.1362122</text:p>
          </table:table-cell>
          <table:table-cell office:value-type="float" office:value="10" calcext:value-type="float">
            <text:p>10</text:p>
          </table:table-cell>
          <table:table-cell office:value-type="float" office:value="0.879154801368713" calcext:value-type="float">
            <text:p>0.879154801368713</text:p>
          </table:table-cell>
          <table:table-cell office:value-type="float" office:value="0.197620004415512" calcext:value-type="float">
            <text:p>0.197620004415512</text:p>
          </table:table-cell>
          <table:table-cell office:value-type="float" office:value="0.681534796953201" calcext:value-type="float">
            <text:p>0.681534796953201</text:p>
          </table:table-cell>
          <table:table-cell office:value-type="float" office:value="0.506970739364624" calcext:value-type="float">
            <text:p>0.506970739364624</text:p>
          </table:table-cell>
          <table:table-cell office:value-type="float" office:value="0.205005302662069" calcext:value-type="float">
            <text:p>0.205005302662069</text:p>
          </table:table-cell>
          <table:table-cell office:value-type="float" office:value="0.574068880081177" calcext:value-type="float">
            <text:p>0.574068880081177</text:p>
          </table:table-cell>
          <table:table-cell office:value-type="float" office:value="0.439872598648071" calcext:value-type="float">
            <text:p>0.439872598648071</text:p>
          </table:table-cell>
          <table:table-cell office:value-type="float" office:value="0.134196281433105" calcext:value-type="float">
            <text:p>0.134196281433105</text:p>
          </table:table-cell>
        </table:table-row>
        <table:table-row table:style-name="ro1">
          <table:table-cell office:value-type="string" calcext:value-type="string">
            <text:p>x_minus_2</text:p>
          </table:table-cell>
          <table:table-cell office:value-type="float" office:value="-0.002" calcext:value-type="float">
            <text:p>-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38:15</text:p>
          </table:table-cell>
          <table:table-cell office:value-type="float" office:value="0.001172" calcext:value-type="float">
            <text:p>0.001172</text:p>
          </table:table-cell>
          <table:table-cell office:value-type="float" office:value="0.4030996" calcext:value-type="float">
            <text:p>0.4030996</text:p>
          </table:table-cell>
          <table:table-cell office:value-type="float" office:value="0.4042716" calcext:value-type="float">
            <text:p>0.4042716</text:p>
          </table:table-cell>
          <table:table-cell office:value-type="float" office:value="0.4825074" calcext:value-type="float">
            <text:p>0.4825074</text:p>
          </table:table-cell>
          <table:table-cell office:value-type="float" office:value="0.1364919" calcext:value-type="float">
            <text:p>0.1364919</text:p>
          </table:table-cell>
          <table:table-cell office:value-type="float" office:value="10" calcext:value-type="float">
            <text:p>10</text:p>
          </table:table-cell>
          <table:table-cell office:value-type="float" office:value="1.04971480369568" calcext:value-type="float">
            <text:p>1.04971480369568</text:p>
          </table:table-cell>
          <table:table-cell office:value-type="float" office:value="0.15047000348568" calcext:value-type="float">
            <text:p>0.15047000348568</text:p>
          </table:table-cell>
          <table:table-cell office:value-type="float" office:value="0.899244800209999" calcext:value-type="float">
            <text:p>0.899244800209999</text:p>
          </table:table-cell>
          <table:table-cell office:value-type="float" office:value="0.509102748334408" calcext:value-type="float">
            <text:p>0.509102748334408</text:p>
          </table:table-cell>
          <table:table-cell office:value-type="float" office:value="0.313149484674907" calcext:value-type="float">
            <text:p>0.313149484674907</text:p>
          </table:table-cell>
          <table:table-cell office:value-type="float" office:value="0.701578885316849" calcext:value-type="float">
            <text:p>0.701578885316849</text:p>
          </table:table-cell>
          <table:table-cell office:value-type="float" office:value="0.316626611351967" calcext:value-type="float">
            <text:p>0.316626611351967</text:p>
          </table:table-cell>
          <table:table-cell office:value-type="float" office:value="0.384952273964882" calcext:value-type="float">
            <text:p>0.384952273964882</text:p>
          </table:table-cell>
        </table:table-row>
        <table:table-row table:style-name="ro1">
          <table:table-cell office:value-type="string" calcext:value-type="string">
            <text:p>x_minus_3</text:p>
          </table:table-cell>
          <table:table-cell office:value-type="float" office:value="-0.003" calcext:value-type="float">
            <text:p>-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38:27</text:p>
          </table:table-cell>
          <table:table-cell office:value-type="float" office:value="0.0017173" calcext:value-type="float">
            <text:p>0.0017173</text:p>
          </table:table-cell>
          <table:table-cell office:value-type="float" office:value="0.402108" calcext:value-type="float">
            <text:p>0.402108</text:p>
          </table:table-cell>
          <table:table-cell office:value-type="float" office:value="0.4038252" calcext:value-type="float">
            <text:p>0.4038252</text:p>
          </table:table-cell>
          <table:table-cell office:value-type="float" office:value="0.4825192" calcext:value-type="float">
            <text:p>0.4825192</text:p>
          </table:table-cell>
          <table:table-cell office:value-type="float" office:value="0.1375248" calcext:value-type="float">
            <text:p>0.1375248</text:p>
          </table:table-cell>
          <table:table-cell office:value-type="float" office:value="10" calcext:value-type="float">
            <text:p>10</text:p>
          </table:table-cell>
          <table:table-cell office:value-type="float" office:value="1.54488003253937" calcext:value-type="float">
            <text:p>1.54488003253937</text:p>
          </table:table-cell>
          <table:table-cell office:value-type="float" office:value="0.110289998352528" calcext:value-type="float">
            <text:p>0.110289998352528</text:p>
          </table:table-cell>
          <table:table-cell office:value-type="float" office:value="1.43459003418684" calcext:value-type="float">
            <text:p>1.43459003418684</text:p>
          </table:table-cell>
          <table:table-cell office:value-type="float" office:value="0.536121743172407" calcext:value-type="float">
            <text:p>0.536121743172407</text:p>
          </table:table-cell>
          <table:table-cell office:value-type="float" office:value="0.462742667142855" calcext:value-type="float">
            <text:p>0.462742667142855</text:p>
          </table:table-cell>
          <table:table-cell office:value-type="float" office:value="0.833106887340546" calcext:value-type="float">
            <text:p>0.833106887340546</text:p>
          </table:table-cell>
          <table:table-cell office:value-type="float" office:value="0.239136599004269" calcext:value-type="float">
            <text:p>0.239136599004269</text:p>
          </table:table-cell>
          <table:table-cell office:value-type="float" office:value="0.593970288336277" calcext:value-type="float">
            <text:p>0.593970288336277</text:p>
          </table:table-cell>
        </table:table-row>
        <table:table-row table:style-name="ro1">
          <table:table-cell office:value-type="string" calcext:value-type="string">
            <text:p>x_minus_4</text:p>
          </table:table-cell>
          <table:table-cell office:value-type="float" office:value="-0.004" calcext:value-type="float">
            <text:p>-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38:40</text:p>
          </table:table-cell>
          <table:table-cell office:value-type="float" office:value="0.0022939" calcext:value-type="float">
            <text:p>0.0022939</text:p>
          </table:table-cell>
          <table:table-cell office:value-type="float" office:value="0.4011021" calcext:value-type="float">
            <text:p>0.4011021</text:p>
          </table:table-cell>
          <table:table-cell office:value-type="float" office:value="0.4033959" calcext:value-type="float">
            <text:p>0.4033959</text:p>
          </table:table-cell>
          <table:table-cell office:value-type="float" office:value="0.4825136" calcext:value-type="float">
            <text:p>0.4825136</text:p>
          </table:table-cell>
          <table:table-cell office:value-type="float" office:value="0.1391384" calcext:value-type="float">
            <text:p>0.1391384</text:p>
          </table:table-cell>
          <table:table-cell office:value-type="float" office:value="9" calcext:value-type="float">
            <text:p>9</text:p>
          </table:table-cell>
          <table:table-cell office:value-type="float" office:value="2.11108994483948" calcext:value-type="float">
            <text:p>2.11108994483948</text:p>
          </table:table-cell>
          <table:table-cell office:value-type="float" office:value="0.0405899994075298" calcext:value-type="float">
            <text:p>0.0405899994075298</text:p>
          </table:table-cell>
          <table:table-cell office:value-type="float" office:value="2.07049994543195" calcext:value-type="float">
            <text:p>2.07049994543195</text:p>
          </table:table-cell>
          <table:table-cell office:value-type="float" office:value="0.547355731576681" calcext:value-type="float">
            <text:p>0.547355731576681</text:p>
          </table:table-cell>
          <table:table-cell office:value-type="float" office:value="0.634054655081951" calcext:value-type="float">
            <text:p>0.634054655081951</text:p>
          </table:table-cell>
          <table:table-cell office:value-type="float" office:value="0.928718864917755" calcext:value-type="float">
            <text:p>0.928718864917755</text:p>
          </table:table-cell>
          <table:table-cell office:value-type="float" office:value="0.165992598235607" calcext:value-type="float">
            <text:p>0.165992598235607</text:p>
          </table:table-cell>
          <table:table-cell office:value-type="float" office:value="0.762726266682148" calcext:value-type="float">
            <text:p>0.762726266682148</text:p>
          </table:table-cell>
        </table:table-row>
        <table:table-row table:style-name="ro1">
          <table:table-cell office:value-type="string" calcext:value-type="string">
            <text:p>x_minus_5</text:p>
          </table:table-cell>
          <table:table-cell office:value-type="float" office:value="-0.005" calcext:value-type="float">
            <text:p>-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38:53</text:p>
          </table:table-cell>
          <table:table-cell office:value-type="float" office:value="0.0023366" calcext:value-type="float">
            <text:p>0.0023366</text:p>
          </table:table-cell>
          <table:table-cell office:value-type="float" office:value="0.4000987" calcext:value-type="float">
            <text:p>0.4000987</text:p>
          </table:table-cell>
          <table:table-cell office:value-type="float" office:value="0.4023354" calcext:value-type="float">
            <text:p>0.4023354</text:p>
          </table:table-cell>
          <table:table-cell office:value-type="float" office:value="0.4825073" calcext:value-type="float">
            <text:p>0.4825073</text:p>
          </table:table-cell>
          <table:table-cell office:value-type="float" office:value="0.1376089" calcext:value-type="float">
            <text:p>0.1376089</text:p>
          </table:table-cell>
          <table:table-cell office:value-type="float" office:value="9" calcext:value-type="float">
            <text:p>9</text:p>
          </table:table-cell>
          <table:table-cell office:value-type="float" office:value="0.92536997795105" calcext:value-type="float">
            <text:p>0.92536997795105</text:p>
          </table:table-cell>
          <table:table-cell office:value-type="float" office:value="-0.0585234016180038" calcext:value-type="float">
            <text:p>-0.0585234016180038</text:p>
          </table:table-cell>
          <table:table-cell office:value-type="float" office:value="0.983893379569054" calcext:value-type="float">
            <text:p>0.983893379569054</text:p>
          </table:table-cell>
          <table:table-cell office:value-type="float" office:value="0.378927736822516" calcext:value-type="float">
            <text:p>0.378927736822516</text:p>
          </table:table-cell>
          <table:table-cell office:value-type="float" office:value="0.363531273213985" calcext:value-type="float">
            <text:p>0.363531273213985</text:p>
          </table:table-cell>
          <table:table-cell office:value-type="float" office:value="0.646228876709938" calcext:value-type="float">
            <text:p>0.646228876709938</text:p>
          </table:table-cell>
          <table:table-cell office:value-type="float" office:value="0.111626596935093" calcext:value-type="float">
            <text:p>0.111626596935093</text:p>
          </table:table-cell>
          <table:table-cell office:value-type="float" office:value="0.534602279774845" calcext:value-type="float">
            <text:p>0.534602279774845</text:p>
          </table:table-cell>
        </table:table-row>
        <table:table-row table:style-name="ro1">
          <table:table-cell office:value-type="string" calcext:value-type="string">
            <text:p>x_minus_6</text:p>
          </table:table-cell>
          <table:table-cell office:value-type="float" office:value="-0.006" calcext:value-type="float">
            <text:p>-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39:05</text:p>
          </table:table-cell>
          <table:table-cell office:value-type="float" office:value="0.0020963" calcext:value-type="float">
            <text:p>0.0020963</text:p>
          </table:table-cell>
          <table:table-cell office:value-type="float" office:value="0.3990989" calcext:value-type="float">
            <text:p>0.3990989</text:p>
          </table:table-cell>
          <table:table-cell office:value-type="float" office:value="0.4011952" calcext:value-type="float">
            <text:p>0.4011952</text:p>
          </table:table-cell>
          <table:table-cell office:value-type="float" office:value="0.4825085" calcext:value-type="float">
            <text:p>0.4825085</text:p>
          </table:table-cell>
          <table:table-cell office:value-type="float" office:value="0.1315509" calcext:value-type="float">
            <text:p>0.1315509</text:p>
          </table:table-cell>
          <table:table-cell office:value-type="float" office:value="7" calcext:value-type="float">
            <text:p>7</text:p>
          </table:table-cell>
          <table:table-cell office:value-type="float" office:value="0.855669975280762" calcext:value-type="float">
            <text:p>0.855669975280762</text:p>
          </table:table-cell>
          <table:table-cell office:value-type="float" office:value="-0.109773397445679" calcext:value-type="float">
            <text:p>-0.109773397445679</text:p>
          </table:table-cell>
          <table:table-cell office:value-type="float" office:value="0.96544337272644" calcext:value-type="float">
            <text:p>0.96544337272644</text:p>
          </table:table-cell>
          <table:table-cell office:value-type="float" office:value="0.241946737095714" calcext:value-type="float">
            <text:p>0.241946737095714</text:p>
          </table:table-cell>
          <table:table-cell office:value-type="float" office:value="0.296521481760172" calcext:value-type="float">
            <text:p>0.296521481760172</text:p>
          </table:table-cell>
          <table:table-cell office:value-type="float" office:value="0.418268871307373" calcext:value-type="float">
            <text:p>0.418268871307373</text:p>
          </table:table-cell>
          <table:table-cell office:value-type="float" office:value="0.0656246028840542" calcext:value-type="float">
            <text:p>0.0656246028840542</text:p>
          </table:table-cell>
          <table:table-cell office:value-type="float" office:value="0.352644268423319" calcext:value-type="float">
            <text:p>0.352644268423319</text:p>
          </table:table-cell>
        </table:table-row>
        <table:table-row table:style-name="ro1">
          <table:table-cell office:value-type="string" calcext:value-type="string">
            <text:p>x_minus_7</text:p>
          </table:table-cell>
          <table:table-cell office:value-type="float" office:value="-0.007" calcext:value-type="float">
            <text:p>-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39:18</text:p>
          </table:table-cell>
          <table:table-cell office:value-type="float" office:value="0.0021591" calcext:value-type="float">
            <text:p>0.0021591</text:p>
          </table:table-cell>
          <table:table-cell office:value-type="float" office:value="0.3980955" calcext:value-type="float">
            <text:p>0.3980955</text:p>
          </table:table-cell>
          <table:table-cell office:value-type="float" office:value="0.4002546" calcext:value-type="float">
            <text:p>0.4002546</text:p>
          </table:table-cell>
          <table:table-cell office:value-type="float" office:value="0.4825066" calcext:value-type="float">
            <text:p>0.4825066</text:p>
          </table:table-cell>
          <table:table-cell office:value-type="float" office:value="0.1272497" calcext:value-type="float">
            <text:p>0.1272497</text:p>
          </table:table-cell>
          <table:table-cell office:value-type="float" office:value="4" calcext:value-type="float">
            <text:p>4</text:p>
          </table:table-cell>
          <table:table-cell office:value-type="float" office:value="0.812210023403168" calcext:value-type="float">
            <text:p>0.812210023403168</text:p>
          </table:table-cell>
          <table:table-cell office:value-type="float" office:value="-0.117153398692608" calcext:value-type="float">
            <text:p>-0.117153398692608</text:p>
          </table:table-cell>
          <table:table-cell office:value-type="float" office:value="0.929363422095776" calcext:value-type="float">
            <text:p>0.929363422095776</text:p>
          </table:table-cell>
          <table:table-cell office:value-type="float" office:value="0.169499744893983" calcext:value-type="float">
            <text:p>0.169499744893983</text:p>
          </table:table-cell>
          <table:table-cell office:value-type="float" office:value="0.266919824757686" calcext:value-type="float">
            <text:p>0.266919824757686</text:p>
          </table:table-cell>
          <table:table-cell office:value-type="float" office:value="0.296088887099177" calcext:value-type="float">
            <text:p>0.296088887099177</text:p>
          </table:table-cell>
          <table:table-cell office:value-type="float" office:value="0.0429106026887894" calcext:value-type="float">
            <text:p>0.0429106026887894</text:p>
          </table:table-cell>
          <table:table-cell office:value-type="float" office:value="0.253178284410387" calcext:value-type="float">
            <text:p>0.253178284410387</text:p>
          </table:table-cell>
        </table:table-row>
        <table:table-row table:style-name="ro1">
          <table:table-cell office:value-type="string" calcext:value-type="string">
            <text:p>x_minus_8</text:p>
          </table:table-cell>
          <table:table-cell office:value-type="float" office:value="-0.008" calcext:value-type="float">
            <text:p>-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39:30</text:p>
          </table:table-cell>
          <table:table-cell office:value-type="float" office:value="0.0017984" calcext:value-type="float">
            <text:p>0.0017984</text:p>
          </table:table-cell>
          <table:table-cell office:value-type="float" office:value="0.397097" calcext:value-type="float">
            <text:p>0.397097</text:p>
          </table:table-cell>
          <table:table-cell office:value-type="float" office:value="0.3988955" calcext:value-type="float">
            <text:p>0.3988955</text:p>
          </table:table-cell>
          <table:table-cell office:value-type="float" office:value="0.4825074" calcext:value-type="float">
            <text:p>0.4825074</text:p>
          </table:table-cell>
          <table:table-cell office:value-type="float" office:value="0.1269133" calcext:value-type="float">
            <text:p>0.1269133</text:p>
          </table:table-cell>
          <table:table-cell office:value-type="float" office:value="4" calcext:value-type="float">
            <text:p>4</text:p>
          </table:table-cell>
          <table:table-cell office:value-type="float" office:value="0.516600012779236" calcext:value-type="float">
            <text:p>0.516600012779236</text:p>
          </table:table-cell>
          <table:table-cell office:value-type="float" office:value="-0.11920340359211" calcext:value-type="float">
            <text:p>-0.11920340359211</text:p>
          </table:table-cell>
          <table:table-cell office:value-type="float" office:value="0.635803416371346" calcext:value-type="float">
            <text:p>0.635803416371346</text:p>
          </table:table-cell>
          <table:table-cell office:value-type="float" office:value="0.104924738779664" calcext:value-type="float">
            <text:p>0.104924738779664</text:p>
          </table:table-cell>
          <table:table-cell office:value-type="float" office:value="0.180675860777535" calcext:value-type="float">
            <text:p>0.180675860777535</text:p>
          </table:table-cell>
          <table:table-cell office:value-type="float" office:value="0.176122880727053" calcext:value-type="float">
            <text:p>0.176122880727053</text:p>
          </table:table-cell>
          <table:table-cell office:value-type="float" office:value="0.0337265968322754" calcext:value-type="float">
            <text:p>0.0337265968322754</text:p>
          </table:table-cell>
          <table:table-cell office:value-type="float" office:value="0.142396283894777" calcext:value-type="float">
            <text:p>0.1423962838947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9-15T18:18:05.563268498</dc:date>
    <meta:editing-duration>PT37S</meta:editing-duration>
    <meta:editing-cycles>3</meta:editing-cycles>
    <meta:document-statistic meta:table-count="1" meta:cell-count="396" meta:object-count="0"/>
  </office:meta>
</office:document-meta>
</file>